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1: 2 exercícios da lista</text:span><text:span text:style-name="T7"><text:line-break/></text:span><text:span text:style-name="T12">(até domingo 18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list>
                  <text:list-item>
                    <text:p/>
                  </text:list-item>
                </text:list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1</meta:editing-cycles>
    <meta:editing-duration>P49DT16H51M9S</meta:editing-duration>
    <meta:initial-creator>chico </meta:initial-creator>
    <dc:date>2016-09-05T08:46:34.091659800</dc:date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